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24" style:parent-style-name="Tipodeletrapredefinidodoparágrafo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1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44" style:parent-style-name="Tipodeletrapredefinidodoparágrafo" style:family="text">
      <style:text-properties style:font-name="Times New Roman" style:font-name-asian="DejaVu Sans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4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47" style:parent-style-name="Tipodeletrapredefinidodoparágrafo" style:family="text">
      <style:text-properties style:font-name="Times New Roman" style:font-name-asian="DejaVu Sans" style:font-name-complex="Times New Roman" fo:font-size="14pt" style:font-size-asian="14pt" style:font-size-complex="14pt"/>
    </style:style>
    <style:style style:name="P48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55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56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57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58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59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60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61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63" style:parent-style-name="Standard" style:family="paragraph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64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65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71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72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73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74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PreformattedText" style:family="paragraph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margin-bottom="0.1965in"/>
    </style:style>
    <style:style style:name="T80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81" style:parent-style-name="Standard" style:family="paragraph">
      <style:paragraph-properties fo:margin-bottom="0.1965in"/>
    </style:style>
    <style:style style:name="T82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3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4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85" style:parent-style-name="Standard" style:family="paragraph">
      <style:paragraph-properties fo:margin-bottom="0.1965in"/>
    </style:style>
    <style:style style:name="T8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87" style:parent-style-name="Standard" style:family="paragraph">
      <style:paragraph-properties fo:margin-bottom="0.1965in"/>
    </style:style>
    <style:style style:name="T88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8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0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1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92" style:parent-style-name="Standard" style:family="paragraph">
      <style:paragraph-properties fo:margin-bottom="0.1965in"/>
    </style:style>
    <style:style style:name="T93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94" style:parent-style-name="Standard" style:family="paragraph">
      <style:paragraph-properties fo:margin-bottom="0.1965in"/>
    </style:style>
    <style:style style:name="T95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6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97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98" style:parent-style-name="Standard" style:family="paragraph">
      <style:paragraph-properties fo:margin-bottom="0.1965in"/>
    </style:style>
    <style:style style:name="T9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0" style:parent-style-name="Standard" style:family="paragraph">
      <style:paragraph-properties fo:margin-bottom="0.1965in"/>
    </style:style>
    <style:style style:name="T101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2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3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4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5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06" style:parent-style-name="Standard" style:family="paragraph">
      <style:paragraph-properties fo:margin-bottom="0.1965in"/>
    </style:style>
    <style:style style:name="T107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8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T109" style:parent-style-name="Tipodeletrapredefinidodoparágrafo" style:family="text">
      <style:text-properties style:font-name="Times New Roman" style:font-name-asian="DejaVu Sans" style:font-name-complex="Times New Roman" fo:color="#000000" fo:font-size="14pt" style:font-size-asian="14pt" style:font-size-complex="14pt"/>
    </style:style>
    <style:style style:name="P110" style:parent-style-name="Standard" style:family="paragraph">
      <style:paragraph-properties fo:margin-bottom="0.1965in"/>
      <style:text-properties style:font-name="Times New Roman" style:font-name-asian="DejaVu Sans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111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12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13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14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15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16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17" style:parent-style-name="PreformattedText" style:family="paragraph">
      <style:paragraph-properties fo:margin-bottom="0.1965in"/>
    </style:style>
    <style:style style:name="T118" style:parent-style-name="Tipodeletrapredefinidodoparágrafo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0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1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2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3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4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5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6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7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8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29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0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1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2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3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4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5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6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7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8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39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</office:automatic-styles>
  <office:body>
    <office:text text:use-soft-page-breaks="true">
      <text:p text:style-name="P1">Programa C, Semana 3</text:p>
      <text:p text:style-name="P2"/>
      <text:p text:style-name="P3">Requisito:</text:p>
      <text:p text:style-name="P4"/>
      <text:p text:style-name="P5">Dado o número de casos, e em cada caso o primeiro valor seja o número de alturas seguintes, descobrira para cada caso qual o número de pessoas visíveis em cada fila e escrever numa linha para casa<text:s/>caso. Isto é, descobrir o número de anões visíveis na fila, onde o anão a seguir a outro anão na fila tem de ser mais baixo de forma que não seja notado e assim por consequente.</text:p>
      <text:p text:style-name="P6"/>
      <text:p text:style-name="P7">Modelo de alto nível:</text:p>
      <text:p text:style-name="P8"/>
      <text:p text:style-name="P9">Passo 1:</text:p>
      <text:p text:style-name="P10"/>
      <text:p text:style-name="P11">É declarada a função conta, que recebe como<text:s/>parâmetros um array de inteiros “altura[]”, o número de elementos no array a, o valor máximo atual “máximo” e o contador b.<text:s/></text:p>
      <text:p text:style-name="P12">A finalidade da variável "m" é percorrer o array "altura[]" e comparar cada elemento com o valor máximo atual. Se a altura do anão<text:s/>atual for maior que o máximo, o valor de "maximo" é atualizado para a nova altura e o contador "b" é incrementado.</text:p>
      <text:p text:style-name="P13">Com isto, a função conta quantos anões são visíveis, ou seja, quantos anões têm uma altura maior do que o anão anterior, com a ajuda da<text:s/>variável “m” que permite a comparação de alturas e a contagem dos anões visíveis.</text:p>
      <text:p text:style-name="P14"/>
      <text:p text:style-name="P15">Passo 2:</text:p>
      <text:p text:style-name="P16"/>
      <text:p text:style-name="P17">É declarada uma variável “n” que le um valor inteiro usando scanf. O valor lido representa o número de casos de teste a serem executados.</text:p>
      <text:p text:style-name="P18">É declarado ainda um<text:s/>array chamado “anoesvi” com tamanho “n”, que armazenará o número de anões visíveis para cada caso de teste.</text:p>
      <text:p text:style-name="P19"/>
      <text:p text:style-name="P20">Passo 3:</text:p>
      <text:p text:style-name="P21"/>
      <text:p text:style-name="P22">Foi criado um loop for que será executado “n” vezes, uma vez para cada caso de teste.</text:p>
      <text:p text:style-name="P23"/>
      <text:p text:style-name="Standard"><text:span text:style-name="T24">Passo 4:</text:span></text:p>
      <text:p text:style-name="P25"/>
      <text:p text:style-name="P26">Dentro do loop for, são lidos dois valores inteiros: a, que representa o número de anões para o caso de teste atual, e as alturas dos anões, que são armazenadas no array altura[]. O loop for interno lê cada altura individualmente.</text:p>
      <text:p text:style-name="P27"/>
      <text:p text:style-name="P28">(Como?) anoesvi[i] = conta(altura, a, altura[0], 1)</text:p>
      <text:p text:style-name="P29">Passo 5:</text:p>
      <text:p text:style-name="P30"/>
      <text:p text:style-name="P31">Após ler as alturas dos anões, a função ‘conta’ é chamada, passando o array ‘altura[]’, o número de elementos no array ‘a’, a primeira altura altura[0] e o valor inicial do contador b como argumentos. O resultado da função ‘conta’ é atribuído à posição ‘i’ do array ‘anoesvi[]’, que armazena o número de anões visíveis para o caso de teste atual.</text:p>
      <text:p text:style-name="P32"/>
      <text:p text:style-name="P33">(Como?)<text:s/></text:p>
      <text:p text:style-name="P34">for (int l = 0; l &lt; n; l++) {</text:p>
      <text:p text:style-name="P35"><text:s text:c="4"/>printf("%d\n", anoesvi[l]);</text:p>
      <text:p text:style-name="P36">}</text:p>
      <text:p text:style-name="P37"/>
      <text:p text:style-name="P38">Passo 6:</text:p>
      <text:p text:style-name="P39"/>
      <text:p text:style-name="P40">Após o array anoesvi estar preenchido, um loop for imprime o número de anões visíveis para cada caso de teste.</text:p>
      <text:p text:style-name="P41"/>
      <text:p text:style-name="P42"/>
      <text:p text:style-name="P43"/>
      <text:p text:style-name="Standard"><text:span text:style-name="T44">Cenários</text:span></text:p>
      <text:p text:style-name="P45"/>
      <text:p text:style-name="Standard"><text:span text:style-name="T46">Cenário#1 valido(input: <text:s/></text:span><text:span text:style-name="T47">7</text:span></text:p>
      <text:p text:style-name="P48"><text:tab/><text:tab/><text:tab/><text:tab/>8 56 63 57 105 73 119 92 39</text:p>
      <text:p text:style-name="P49"><text:tab/><text:tab/><text:tab/><text:tab/>8 33 36 59 82 91 101 135 145</text:p>
      <text:p text:style-name="P50"><text:tab/><text:tab/><text:tab/><text:tab/>12 46 151 138 90 80 59 31 44 84 120 36 133</text:p>
      <text:p text:style-name="P51"><text:tab/><text:tab/><text:tab/><text:tab/>5 77 85 88 108 156</text:p>
      <text:p text:style-name="P52"><text:tab/><text:tab/><text:tab/><text:tab/>6 134 88 34 50 38 84</text:p>
      <text:p text:style-name="P53"><text:tab/><text:tab/><text:tab/><text:tab/>9 43 55 51 81 108<text:s/>110 141 158 153</text:p>
      <text:p text:style-name="P54"><text:tab/><text:tab/><text:tab/><text:tab/>16 123 59 85 107 34 89 82 63 71 66 126 59 151 52 58 95</text:p>
      <text:p text:style-name="P55"><text:tab/><text:tab/><text:tab/>output: 4</text:p>
      <text:p text:style-name="P56"><text:tab/><text:tab/><text:tab/><text:tab/><text:s text:c="2"/>8</text:p>
      <text:p text:style-name="P57"><text:s text:c="42"/>2</text:p>
      <text:p text:style-name="P58"><text:tab/><text:tab/><text:tab/><text:tab/><text:s text:c="2"/>5</text:p>
      <text:p text:style-name="P59"><text:tab/><text:tab/><text:tab/><text:tab/><text:s text:c="2"/>1</text:p>
      <text:p text:style-name="P60"><text:tab/><text:tab/><text:tab/><text:tab/><text:s text:c="2"/>7</text:p>
      <text:p text:style-name="P61"><text:tab/><text:tab/><text:tab/><text:tab/><text:s text:c="2"/>3</text:p>
      <text:p text:style-name="P62"/>
      <text:p text:style-name="P63">Cenário#2 valido(input:</text:p>
      <text:p text:style-name="Standard"><text:span text:style-name="T64"><text:s text:c="10"/>6</text:span></text:p>
      <text:p text:style-name="P65"><text:s/><text:tab/>8 139 142 69 78 157 121 95 118</text:p>
      <text:p text:style-name="P66"><text:tab/>20 30 32 41 46 51 52 55 68 73 96 97 102 106 121 123 134 139 153 157 160</text:p>
      <text:p text:style-name="P67"><text:tab/>17 104 117 129 153 53 83 37 138 54 34 60 75 30 90 65 145 64</text:p>
      <text:p text:style-name="P68"><text:tab/>7 90 39 111 56 117 86 96</text:p>
      <text:p text:style-name="P69"><text:tab/>20 51 58 58 63 74 76 88 91 92 94 98 100 107 112 124 124 134 139 153 160</text:p>
      <text:p text:style-name="P70"><text:s text:c="10"/>13 35 64 71 72 86 90 104 117 126 128 130 134 159</text:p>
      <text:p text:style-name="P71"><text:tab/>output:3</text:p>
      <text:p text:style-name="P72"><text:s text:c="20"/>20</text:p>
      <text:p text:style-name="P73"><text:s text:c="20"/>4</text:p>
      <text:p text:style-name="P74"><text:s text:c="20"/>3</text:p>
      <text:p text:style-name="P75"><text:s text:c="20"/></text:p>
      <text:p text:style-name="P76"><text:s text:c="20"/>18</text:p>
      <text:p text:style-name="P77"/>
      <text:p text:style-name="P78"><text:s text:c="20"/>13</text:p>
      <text:p text:style-name="P79"><text:span text:style-name="T80">Cenário#3 invalido(input: a</text:span></text:p>
      <text:p text:style-name="P81"><text:span text:style-name="T82"><text:tab/></text:span><text:span text:style-name="T83"><text:tab/></text:span><text:span text:style-name="T84"><text:tab/>output: erro)</text:span></text:p>
      <text:p text:style-name="P85"><text:span text:style-name="T86">Cenário#4 invalido(input: -1</text:span></text:p>
      <text:p text:style-name="P87"><text:span text:style-name="T88"><text:tab/></text:span><text:span text:style-name="T89"><text:tab/></text:span><text:span text:style-name="T90"><text:tab/><text:s text:c="2"/></text:span><text:span text:style-name="T91">output: erro)</text:span></text:p>
      <text:p text:style-name="P92"><text:span text:style-name="T93">Cenário#5 invalido(input: 1.1</text:span></text:p>
      <text:p text:style-name="P94"><text:span text:style-name="T95"><text:tab/></text:span><text:span text:style-name="T96"><text:tab/></text:span><text:span text:style-name="T97"><text:tab/><text:s text:c="3"/>output: erro)</text:span></text:p>
      <text:p text:style-name="P98"><text:span text:style-name="T99">Cenário#6 invalido(input: 5</text:span></text:p>
      <text:p text:style-name="P100"><text:span text:style-name="T101"><text:s text:c="5"/></text:span><text:span text:style-name="T102"><text:tab/></text:span><text:span text:style-name="T103"><text:tab/></text:span><text:span text:style-name="T104"><text:tab/></text:span><text:span text:style-name="T105"><text:tab/><text:s text:c="3"/>a 12</text:span></text:p>
      <text:p text:style-name="P106"><text:span text:style-name="T107"><text:tab/></text:span><text:span text:style-name="T108"><text:tab/></text:span><text:span text:style-name="T109"><text:tab/><text:s text:c="3"/>output: erro)</text:span></text:p>
      <text:p text:style-name="P110">Código:</text:p>
      <text:p text:style-name="P111">#include &lt;stdio.h&gt;</text:p>
      <text:p text:style-name="P112">int conta(int altura[],int a, int maximo,int b) {</text:p>
      <text:p text:style-name="P113"><text:s text:c="4"/>for (int m = 0; m &lt; a; m++) {</text:p>
      <text:p text:style-name="P114"><text:s text:c="8"/>if (altura[m]&gt;maximo) {</text:p>
      <text:p text:style-name="P115"><text:s text:c="12"/>b+=1;</text:p>
      <text:p text:style-name="P116"><text:s text:c="12"/>maximo=altura[m];} <text:s text:c="6"/></text:p>
      <text:p text:style-name="P117"><text:span text:style-name="T118"><text:s text:c="4"/>} <text:s text:c="3"/></text:span></text:p>
      <text:p text:style-name="P119"><text:s text:c="4"/>return b;</text:p>
      <text:p text:style-name="P120">}</text:p>
      <text:p text:style-name="P121">int main() {</text:p>
      <text:p text:style-name="P122"><text:s text:c="4"/>int n;</text:p>
      <text:p text:style-name="P123"><text:s text:c="4"/>if (scanf("%d", &amp;n)) {};</text:p>
      <text:p text:style-name="P124"><text:s text:c="4"/>int anoesvi[n];</text:p>
      <text:p text:style-name="P125"><text:s text:c="4"/>for (int i=0;i&lt;n;i++) {</text:p>
      <text:p text:style-name="P126"><text:s text:c="8"/>int a; <text:s text:c="7"/></text:p>
      <text:p text:style-name="P127"><text:s text:c="8"/>if<text:s/>(scanf("%d",&amp;a)) {};</text:p>
      <text:p text:style-name="P128"><text:s text:c="8"/>int altura[a];</text:p>
      <text:p text:style-name="P129"><text:s text:c="8"/>for (int j=0;j&lt;a;j++) {</text:p>
      <text:p text:style-name="P130"><text:s text:c="12"/>if (scanf(" %d",&amp;altura[j])) {};</text:p>
      <text:p text:style-name="P131"><text:s text:c="8"/>}</text:p>
      <text:p text:style-name="P132"><text:s text:c="8"/>anoesvi[i] = conta(altura,a,altura[0],1); <text:s text:c="7"/></text:p>
      <text:p text:style-name="P133"><text:s text:c="4"/>}</text:p>
      <text:p text:style-name="P134"><text:s text:c="4"/>for(int l=0;l&lt;n;l++){</text:p>
      <text:p text:style-name="P135"><text:s text:c="8"/>printf("%d\n", anoesvi[l]);</text:p>
      <text:p text:style-name="P136"><text:s text:c="4"/>}</text:p>
      <text:p text:style-name="P137"><text:s text:c="4"/>return 0;</text:p>
      <text:p text:style-name="P138">}<text:tab/><text:tab/><text:tab/><text:tab/></text:p>
      <text:p text:style-name="P139"><text:tab/>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Estilodedesenhopadrão" style:display-name="Estilo de desenho padrão" style:family="paragraph">
      <style:text-properties style:font-name-asian="DejaVu Sans" style:font-name-complex="Liberation Serif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duarda Mafalda Martins Vieira</dc:creator>
    <meta:creation-date>2023-04-23T12:50:00Z</meta:creation-date>
    <dc:date>2023-05-18T12:37:00Z</dc:date>
    <meta:template xlink:href="Normal" xlink:type="simple"/>
    <meta:editing-cycles>19</meta:editing-cycles>
    <meta:editing-duration>PT14280S</meta:editing-duration>
    <meta:document-statistic meta:page-count="1" meta:paragraph-count="8" meta:word-count="633" meta:character-count="4046" meta:row-count="28" meta:non-whitespace-character-count="3421"/>
  </office:meta>
</office:document-meta>
</file>